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b2bc" officeooo:paragraph-rsid="0014b2bc"/>
    </style:style>
    <style:style style:name="P2" style:family="paragraph" style:parent-style-name="Standard">
      <style:text-properties fo:font-size="12pt" fo:font-weight="normal" officeooo:rsid="0014b2bc" officeooo:paragraph-rsid="0014b2bc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6pt" fo:font-weight="bold" officeooo:rsid="0014b2bc" officeooo:paragraph-rsid="0014b2bc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2pt" fo:font-weight="bold" officeooo:rsid="0014b2bc" officeooo:paragraph-rsid="0014b2bc" style:font-size-asian="10.5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officeooo:rsid="0014b2bc" officeooo:paragraph-rsid="0014b2bc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62645" officeooo:paragraph-rsid="00162645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a581d" officeooo:paragraph-rsid="001a581d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a581d" officeooo:paragraph-rsid="001a9d71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a9d71" officeooo:paragraph-rsid="001a9d71" style:font-size-asian="10.5pt" style:font-weight-asian="normal" style:font-size-complex="12pt" style:font-weight-complex="normal"/>
    </style:style>
    <style:style style:name="P10" style:family="paragraph" style:parent-style-name="Standard">
      <style:text-properties officeooo:paragraph-rsid="001a9d71"/>
    </style:style>
    <style:style style:name="P11" style:family="paragraph" style:parent-style-name="Standard">
      <style:text-properties fo:color="#000000" loext:opacity="100%" officeooo:rsid="001a9d71" officeooo:paragraph-rsid="001a9d71"/>
    </style:style>
    <style:style style:name="P12" style:family="paragraph" style:parent-style-name="Standard">
      <style:text-properties fo:font-style="italic" officeooo:rsid="001a9d71" officeooo:paragraph-rsid="001a9d71" style:font-style-asian="italic" style:font-style-complex="italic"/>
    </style:style>
    <style:style style:name="P13" style:family="paragraph" style:parent-style-name="Standard">
      <style:text-properties fo:font-style="normal" officeooo:rsid="001a9d71" officeooo:paragraph-rsid="001a9d71" style:font-style-asian="normal" style:font-style-complex="normal"/>
    </style:style>
    <style:style style:name="P14" style:family="paragraph" style:parent-style-name="Standard">
      <style:text-properties officeooo:rsid="001a9d71" officeooo:paragraph-rsid="001a9d71"/>
    </style:style>
    <style:style style:name="P15" style:family="paragraph" style:parent-style-name="Standard">
      <style:text-properties officeooo:rsid="001abe7d" officeooo:paragraph-rsid="001abe7d"/>
    </style:style>
    <style:style style:name="P16" style:family="paragraph" style:parent-style-name="Standard">
      <style:paragraph-properties style:writing-mode="lr-tb"/>
      <style:text-properties officeooo:rsid="001abe7d" officeooo:paragraph-rsid="001abe7d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officeooo:rsid="00162645"/>
    </style:style>
    <style:style style:name="T3" style:family="text">
      <style:text-properties officeooo:rsid="00198774"/>
    </style:style>
    <style:style style:name="T4" style:family="text">
      <style:text-properties officeooo:rsid="001a9d71"/>
    </style:style>
    <style:style style:name="T5" style:family="text">
      <style:text-properties fo:font-size="12pt" fo:font-weight="normal" officeooo:rsid="001a9d71" style:font-size-asian="10.5pt" style:font-weight-asian="normal" style:font-size-complex="12pt" style:font-weight-complex="normal"/>
    </style:style>
    <style:style style:name="T6" style:family="text">
      <style:text-properties fo:color="#000000" loext:opacity="100%" fo:font-style="italic" officeooo:rsid="001a9d71" style:font-style-asian="italic" style:font-style-complex="italic"/>
    </style:style>
    <style:style style:name="T7" style:family="text">
      <style:text-properties fo:color="#000000" loext:opacity="100%" officeooo:rsid="001a9d71"/>
    </style:style>
    <style:style style:name="T8" style:family="text">
      <style:text-properties fo:font-variant="normal" fo:text-transform="none" fo:color="#000000" loext:opacity="100%" fo:font-family="monospace" fo:font-size="12pt" fo:letter-spacing="normal" fo:font-style="italic" fo:font-weight="normal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a9d71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NTORNOS DE DESARROLLO</text:span><text:line-break/></text:p>
      <text:p text:style-name="P2">1 OBJETIVOS DE APRENDIZAJE</text:p>
      <text:p text:style-name="P3"/>
      <text:p text:style-name="P1">1. Un programa es un conjunto de instrucciones escritas en un lenguaje de programacion que una computadora sigue para realizar una tarea especifica.</text:p>
      <text:p text:style-name="P1">2. Software de sistema, sistemas operativos, controla el hardware y permite que otros programas funcionen; Software de aplicación, para tareas especificas de usuario (videojuegos o navegadores); Software de programacion, da herramientas de desarrollo para crear otros programas.</text:p>
      <text:p text:style-name="P1"/>
      <text:p text:style-name="P2">2. SOFTWARE Y PROGRAMAS INFORMATICOS</text:p>
      <text:p text:style-name="P4"/>
      <text:p text:style-name="P5">¿Quién establece normas internacionales sobre tecnología para que todos hablemos el mismo idioma? </text:p>
      <text:p text:style-name="P5"/>
      <text:p text:style-name="P6">ISO: Es la organización que define normas tecnicas en la mayoria de areas tecnologicas y informaticas.<text:line-break/>ITU: Regula estandares de telecomunicaciones.</text:p>
      <text:p text:style-name="P6">IEC: Enfocada en normas relacionadas a la electricidad y electronica.</text:p>
      <text:p text:style-name="P5"/>
      <text:p text:style-name="P5">3. PROGRAMAS INFORMATICOS</text:p>
      <text:p text:style-name="P5"/>
      <text:p text:style-name="P5">¿Qué es un programa informático? </text:p>
      <text:p text:style-name="P5">Conjunto ordenado de instrucciones escritas en un lenguaje de programacion para que una comput<text:span text:style-name="T2">ador</text:span>a realice tareas especificas.</text:p>
      <text:p text:style-name="P5">Un programa puede usarse para usar internet o jugar videojuegos.</text:p>
      <text:p text:style-name="P5"/>
      <text:p text:style-name="P5">¿Qué es el software? </text:p>
      <text:p text:style-name="P5">Conjunto de programas, instrucciones y reglas que realizan el funcionamiento de todos los dispositivos electronicos.</text:p>
      <text:p text:style-name="P5"/>
      <text:p text:style-name="P5">¿Es lo mismo un programa que el software? ¿O el software es algo más amplio? </text:p>
      <text:p text:style-name="P6">El software es más amplio ya que incluye datos, conjuntos de programas y otros elementos necesarios para que un dispositivo funcione, asi que no es lo mismo.</text:p>
      <text:p text:style-name="P6"/>
      <text:p text:style-name="P6">4. Tipos de Software</text:p>
      <text:p text:style-name="P6"/>
      <text:p text:style-name="P6">Clasificar por tipo:</text:p>
      <text:p text:style-name="P6">Sistema: Windows, Linux, macOS</text:p>
      <text:p text:style-name="P6">- Software intermediario entre hardware y usuario, gestionan recursos y permiten ejecutar aplicaciones y tareas.</text:p>
      <text:p text:style-name="P6">Aplicacion: Visual Studio Code, Photoshop, Microsoft Word, LibreOffice, GIMP, <text:span text:style-name="T3">Compiladores</text:span></text:p>
      <text:p text:style-name="P6">- Programa informatico hecho para realizar una tarea especifica.</text:p>
      <text:p text:style-name="P6">Soporte: Antivirus, Interpretes, drivers</text:p>
      <text:p text:style-name="P6">- Garantiza el funcionamiento eficiente del dispositivo.</text:p>
      <text:p text:style-name="P6"/>
      <text:p text:style-name="P6">¿Que software usarias?</text:p>
      <text:p text:style-name="P6">Cientifico de datos: Software especializado en BigData</text:p>
      <text:p text:style-name="P6">Desarrollador Web: Linux</text:p>
      <text:p text:style-name="P6"/>
      <text:p text:style-name="P6"/>
      <text:p text:style-name="P7"><text:soft-page-break/>LENGUAJE MAQUINA</text:p>
      <text:p text:style-name="P7"/>
      <text:p text:style-name="P8"><text:span text:style-name="T4">1. </text:span>Hola en binario = 01001000 01101111 01101100 01100001</text:p>
      <text:p text:style-name="P9"/>
      <text:p text:style-name="P9">2. Lenguaje Phyton</text:p>
      <text:p text:style-name="P9">Print(“Hola mundo”)</text:p>
      <text:p text:style-name="P9"/>
      <text:p text:style-name="P10"><text:span text:style-name="T5">Java = </text:span><text:span text:style-name="T6">System.out.println(“Hola mundo”);</text:span></text:p>
      <text:p text:style-name="P11"/>
      <text:p text:style-name="P10"><text:span text:style-name="T7">C = </text:span><text:span text:style-name="T6">printf(“Hola mundo</text:span><text:span text:style-name="T8">\\</text:span><text:span text:style-name="T9"> </text:span><text:span text:style-name="T10">n”);</text:span></text:p>
      <text:p text:style-name="P12"/>
      <text:p text:style-name="P13">Tienen en comun el uso de la misma funcion establecida en el lenguaje de programacion<text:tab/></text:p>
      <text:p text:style-name="P14"/>
      <text:p text:style-name="P14">3. Clasifica los lenguajes de programacion:</text:p>
      <text:p text:style-name="P14"/>
      <text:p text:style-name="P14">Assembly: Bajo nivel, se acerca más al lenguaje maquina</text:p>
      <text:p text:style-name="P14"/>
      <text:p text:style-name="P14">C: Nivel Medio, se sigue necesitando definir funciones o variables.</text:p>
      <text:p text:style-name="P14"/>
      <text:p text:style-name="P14">Phyton: Alto Nivel, más cercano a nuestro idioma.</text:p>
      <text:p text:style-name="P14"/>
      <text:p text:style-name="P15">4.</text:p>
      <text:p text:style-name="P16">1. Crear una página web interactiva: HTML, CSS, JS, dinamico e interactivo.</text:p>
      <text:p text:style-name="P16">2. Analizar datos de encuestas de miles de estudiantes: Phyton o R, muy utiles en analisis de datos</text:p>
      <text:p text:style-name="P16">3. Gestionar una base de datos de clientes de una empresa: SQL o Java</text:p>
      <text:p text:style-name="P16">4. Desarrollar una aplicación empresarial robusta: C, genial para desarrollar apps.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11:02:01.591853600</meta:creation-date>
    <dc:date>2025-09-26T13:01:44.002498100</dc:date>
    <meta:editing-duration>PT6M9S</meta:editing-duration>
    <meta:editing-cycles>3</meta:editing-cycles>
    <meta:generator>LibreOffice/25.8.1.1$Windows_X86_64 LibreOffice_project/54047653041915e595ad4e45cccea684809c77b5</meta:generator>
    <meta:document-statistic meta:table-count="0" meta:image-count="0" meta:object-count="0" meta:page-count="2" meta:paragraph-count="43" meta:word-count="410" meta:character-count="2784" meta:non-whitespace-character-count="2411"/>
  </office:meta>
</office:document-meta>
</file>